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3pt" style:font-size-asian="13pt" style:font-size-complex="13pt"/>
    </style:style>
    <style:style style:name="P2" style:family="paragraph" style:parent-style-name="Preformatted_20_Text">
      <style:text-properties fo:background-color="#000000"/>
    </style:style>
    <style:style style:name="P3" style:family="paragraph" style:parent-style-name="Standard">
      <style:text-properties fo:background-color="#000000"/>
    </style:style>
    <style:style style:name="P4" style:family="paragraph" style:parent-style-name="Preformatted_20_Text">
      <style:text-properties fo:background-color="#000000"/>
    </style:style>
    <style:style style:name="P5" style:family="paragraph" style:parent-style-name="Preformatted_20_Text">
      <style:paragraph-properties fo:margin-top="0in" fo:margin-bottom="0.1965in"/>
      <style:text-properties fo:background-color="#00000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text:dont-balance-text-columns="false" fo:margin-left="0in" fo:margin-right="0in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3" style:family="section">
      <style:section-properties text:dont-balance-text-columns="false" fo:margin-left="0in" fo:margin-right="0in" style:editable="false">
        <style:columns fo:column-count="2" fo:column-gap="0in">
          <style:column style:rel-width="5715*" fo:start-indent="0in" fo:end-indent="0in"/>
          <style:column style:rel-width="5715*" fo:start-indent="0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5715*" fo:start-indent="0in" fo:end-indent="0in"/>
          <style:column style:rel-width="571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croll_holder">
        <text:section text:style-name="Sect1" text:name="cont">
          <text:section text:style-name="Sect1" text:name="Section1">
            <text:section text:style-name="Sect1" text:name="Section2">
              <text:section text:style-name="Sect1" text:name="Section3">
                <text:section text:style-name="Sect2" text:name="Section4">
                  <text:section text:style-name="Sect2" text:name="Section5">
                    <text:section text:style-name="Sect3" text:name="Section6">
                      <text:p text:style-name="P3"/>
                      <text:section text:style-name="Sect1" text:name="Section7">
                        <text:section text:style-name="Sect1" text:name="Section8">
                          <text:p text:style-name="Preformatted_20_Text"/>
                          <text:section text:style-name="Sect4" text:name="Section9">
                            <text:p text:style-name="P2">E <text:s text:c="8"/>Am C</text:p>
                            <text:p text:style-name="P2">Michelle, ma belle.</text:p>
                            <text:p text:style-name="P2">D <text:s text:c="19"/>C <text:s text:c="10"/>B7</text:p>
                            <text:p text:style-name="P2">These are words that go together well,</text:p>
                            <text:p text:style-name="P2">C <text:s text:c="3"/>B7</text:p>
                            <text:p text:style-name="P2">My Michelle.</text:p>
                            <text:p text:style-name="Preformatted_20_Text"/>
                            <text:p text:style-name="P2">E <text:s text:c="8"/>Am C</text:p>
                            <text:p text:style-name="P2">Michelle, ma belle.</text:p>
                            <text:p text:style-name="P2">D <text:s text:c="16"/>C <text:s text:c="15"/>B7</text:p>
                            <text:p text:style-name="P2">Sont des mots qui vont très bien ensemble,</text:p>
                            <text:p text:style-name="P2">C <text:s text:c="9"/>B7</text:p>
                            <text:p text:style-name="P2">Très bien ensemble.</text:p>
                            <text:p text:style-name="Preformatted_20_Text"/>
                            <text:p text:style-name="P2">Em <text:s text:c="23"/>Em</text:p>
                            <text:p text:style-name="P2">I love you, I love you, I love you.</text:p>
                            <text:p text:style-name="P2">Dm <text:s text:c="10"/>G7 <text:s text:c="5"/>C</text:p>
                            <text:p text:style-name="P2">That's all I want to say.</text:p>
                            <text:p text:style-name="P2">B7 <text:s text:c="5"/>Em <text:s text:c="4"/>Am</text:p>
                            <text:p text:style-name="P2">Until I find a way</text:p>
                            <text:p text:style-name="P2"><text:s text:c="7"/>Em <text:s text:c="5"/>D <text:s text:c="3"/>Em <text:s text:c="5"/>E</text:p>
                            <text:p text:style-name="P2">I will say the only words I know that</text:p>
                            <text:p text:style-name="P2">Am <text:s text:c="9"/>B7</text:p>
                            <text:p text:style-name="P2">You'll understand. </text:p>
                            <text:p text:style-name="Preformatted_20_Text"/>
                            <text:p text:style-name="P2">E <text:s text:c="8"/>Am C</text:p>
                            <text:p text:style-name="P2">Michelle, ma belle.</text:p>
                            <text:p text:style-name="P2">D <text:s text:c="16"/>C <text:s text:c="13"/>B7</text:p>
                            <text:p text:style-name="P2">Sont des mots qui vont très bien ensemble,</text:p>
                            <text:p text:style-name="P2">C <text:s text:c="10"/>B7</text:p>
                            <text:p text:style-name="P2">Très bien ensemble.</text:p>
                            <text:p text:style-name="Preformatted_20_Text"/>
                            <text:p text:style-name="P2"><text:s text:c="2"/>Em <text:s text:c="19"/>Em</text:p>
                            <text:p text:style-name="P2">I need to, I need to, I need to.</text:p>
                            <text:p text:style-name="P2">Dm <text:s text:c="7"/>G <text:s text:c="7"/>C</text:p>
                            <text:p text:style-name="P2">I need to make you see,</text:p>
                            <text:p text:style-name="P2">B7 <text:s text:c="10"/>Em <text:s text:c="5"/>Am</text:p>
                            <text:p text:style-name="P2">Oh, what you mean to me.</text:p>
                            <text:p text:style-name="P2"><text:s text:c="2"/>Em <text:s text:c="3"/>D <text:s text:c="5"/>Em </text:p>
                            <text:p text:style-name="P2">Until I do I'm hoping you will</text:p>
                            <text:p text:style-name="P2">Am <text:s text:c="9"/>B7</text:p>
                            <text:p text:style-name="P2">Know what I mean.</text:p>
                            <text:p text:style-name="Preformatted_20_Text"/>
                            <text:p text:style-name="P2"><text:s text:c="2"/>Em <text:s text:c="21"/>Em</text:p>
                            <text:p text:style-name="P2">I want you, I want you, I want you.</text:p>
                            <text:p text:style-name="P2">Dm <text:s text:c="14"/>G7 C</text:p>
                            <text:p text:style-name="P2">I think you know by now</text:p>
                            <text:p text:style-name="P2">B7 <text:s text:c="9"/>Em <text:s text:c="5"/>Am</text:p>
                            <text:p text:style-name="P2">I'll get to you somehow.</text:p>
                            <text:p text:style-name="P2"><text:s text:c="2"/>Em <text:s text:c="3"/>D <text:s text:c="5"/>Em <text:s text:c="5"/>E</text:p>
                            <text:p text:style-name="P2">Until I do I'm telling you so</text:p>
                            <text:p text:style-name="P2">Am <text:s text:c="9"/>B7</text:p>
                            <text:p text:style-name="P2">You'll understand. </text:p>
                            <text:p text:style-name="Preformatted_20_Text"/>
                            <text:p text:style-name="P2">E <text:s text:c="8"/>Am C</text:p>
                            <text:p text:style-name="P2">Michelle, ma belle.</text:p>
                            <text:p text:style-name="P2">D <text:s text:c="16"/>C <text:s text:c="15"/>B7</text:p>
                            <text:p text:style-name="P2">Sont des mots qui vont très bien ensemble,</text:p>
                            <text:p text:style-name="P2">C <text:s text:c="10"/>B7</text:p>
                            <text:p text:style-name="P2">Très bien ensemble.</text:p>
                            <text:p text:style-name="Preformatted_20_Text"/>
                            <text:p text:style-name="P2"><text:s text:c="7"/>C <text:s text:c="11"/>Em <text:s text:c="2"/></text:p>
                            <text:p text:style-name="P2">I will say the only words I know that</text:p>
                            <text:p text:style-name="P2">Am <text:s text:c="4"/>B7 <text:s text:c="14"/>E</text:p>
                            <text:p text:style-name="P5">You'll understand, my Michelle.</text:p>
                          </text:section>
                        </text:section>
                      </text:section>
                      <text:p text:style-name="P2"/>
                    </text:section>
                  </text:section>
                  <text:p text:style-name="P2"/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center" style:justify-single-word="false"/>
      <style:text-properties fo:font-size="13pt" style:font-size-asian="13pt" style:font-size-complex="13pt"/>
    </style:style>
    <style:page-layout style:name="Mpm1">
      <style:page-layout-properties fo:page-width="8.5in" fo:page-height="11in" style:num-format="1" style:print-orientation="portrait" fo:margin-top="0.2189in" fo:margin-bottom="0.1665in" fo:margin-left="0.2811in" fo:margin-right="0.28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4165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Michelle - Beatles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9:05:16.51</meta:creation-date>
    <dc:date>2013-03-11T19:27:43.45</dc:date>
    <meta:editing-duration>PT5M38S</meta:editing-duration>
    <meta:editing-cycles>1</meta:editing-cycles>
    <meta:generator>OpenOffice.org/3.4.1$Win32 OpenOffice.org_project/341m1$Build-9593</meta:generator>
    <meta:document-statistic meta:table-count="0" meta:image-count="0" meta:object-count="0" meta:page-count="1" meta:paragraph-count="59" meta:word-count="240" meta:character-count="1404"/>
  </office:meta>
</office:document-meta>
</file>